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7.595cm" fo:margin-left="0cm" table:align="left"/>
    </style:style>
    <style:style style:name="Tabla1.A" style:family="table-column">
      <style:table-column-properties style:column-width="9.208cm"/>
    </style:style>
    <style:style style:name="Tabla1.B" style:family="table-column">
      <style:table-column-properties style:column-width="8.387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8c9ac" officeooo:paragraph-rsid="0008c9ac"/>
    </style:style>
    <style:style style:name="P2" style:family="paragraph" style:parent-style-name="Table_20_Contents">
      <style:text-properties fo:font-weight="bold" officeooo:rsid="0006096f" officeooo:paragraph-rsid="0006096f" style:font-weight-asian="bold" style:font-weight-complex="bold"/>
    </style:style>
    <style:style style:name="P3" style:family="paragraph" style:parent-style-name="Table_20_Contents">
      <style:text-properties fo:font-weight="bold" officeooo:rsid="000975e7" officeooo:paragraph-rsid="000975e7" style:font-weight-asian="bold" style:font-weight-complex="bold"/>
    </style:style>
    <style:style style:name="P4" style:family="paragraph" style:parent-style-name="Table_20_Contents">
      <style:text-properties fo:font-weight="normal" officeooo:rsid="000975e7" officeooo:paragraph-rsid="000975e7" style:font-weight-asian="normal" style:font-weight-complex="normal"/>
    </style:style>
    <style:style style:name="P5" style:family="paragraph" style:parent-style-name="Table_20_Contents">
      <style:text-properties fo:font-weight="normal" officeooo:rsid="000acb5c" officeooo:paragraph-rsid="000acb5c" style:font-weight-asian="normal" style:font-weight-complex="normal"/>
    </style:style>
    <style:style style:name="P6" style:family="paragraph" style:parent-style-name="Text_20_body" style:list-style-name="L1"/>
    <style:style style:name="P7" style:family="paragraph" style:parent-style-name="Text_20_body">
      <style:text-properties officeooo:rsid="0006096f" officeooo:paragraph-rsid="0006096f"/>
    </style:style>
    <style:style style:name="P8" style:family="paragraph" style:parent-style-name="Text_20_body">
      <style:text-properties fo:font-weight="bold" officeooo:rsid="000975e7" officeooo:paragraph-rsid="000975e7" style:font-weight-asian="bold" style:font-weight-complex="bold"/>
    </style:style>
    <style:style style:name="P9" style:family="paragraph" style:parent-style-name="Text_20_body">
      <style:text-properties officeooo:paragraph-rsid="000975e7"/>
    </style:style>
    <style:style style:name="P10" style:family="paragraph" style:parent-style-name="Text_20_body">
      <style:text-properties fo:font-weight="normal" officeooo:rsid="000acb5c" officeooo:paragraph-rsid="000acb5c" style:font-weight-asian="normal" style:font-weight-complex="normal"/>
    </style:style>
    <style:style style:name="T1" style:family="text">
      <style:text-properties fo:font-weight="bold" officeooo:rsid="000975e7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">Configuracion de recursos virtuales.</text:p>
          </table:table-cell>
          <table:table-cell table:style-name="Tabla1.B1" office:value-type="string">
            <text:p text:style-name="P2">Sistemas virtualizados</text:p>
          </table:table-cell>
        </table:table-row>
        <table:table-row>
          <table:table-cell table:style-name="Tabla1.A2" office:value-type="string">
            <text:p text:style-name="P7">La red virtual <text:s/>consta de las siguientes partes:</text:p>
            <text:list xml:id="list7307303441540440913" text:style-name="L1">
              <text:list-item>
                <text:p text:style-name="P6">Al menos una tarjeta de interfaz de red (NIC). </text:p>
              </text:list-item>
              <text:list-item>
                <text:p text:style-name="P6">Una NIC virtual (VNIC), que se haya configurado por encima de la interfaz de red.</text:p>
              </text:list-item>
              <text:list-item>
                <text:p text:style-name="P6">Un conmutador virtual, que se haya configurado al mismo tiempo que la primera VNIC en la interfaz. </text:p>
              </text:list-item>
              <text:list-item>
                <text:p text:style-name="P6">Un contenedor, como una zona o máquina virtual, que se haya configurado por encima de la VNIC. </text:p>
              </text:list-item>
            </text:list>
          </table:table-cell>
          <table:table-cell table:style-name="Tabla1.B2" office:value-type="string">
            <text:p text:style-name="P1">La virtualización es una tecnología que fue desarrollada por IBM en los años 60s. La primera computadora diseñada específicamente para virtualización fue el mainframe IBM S/360 Modelo 67. Esta característica de virtualización ha sido un Standard de la línea que siguió (IBM S/370) y sus sucesoras, incluyendo la serie actual.</text:p>
            <text:p text:style-name="P1"/>
            <text:p text:style-name="P1">Durante los 60s y los 70s fueron muy populares, pero las máquinas virtuales desaparecieron prácticamente durante los 80s y los 90s. <text:s/>No era hasta el final del 90s que volvió a resurgir la tecnología de las maquinas virtuales y no solamente en el área tradicional de servidores sino también en muchas otras áreas del mundo de la computación:</text:p>
          </table:table-cell>
        </table:table-row>
        <table:table-row>
          <table:table-cell table:style-name="Tabla1.A2" office:value-type="string">
            <text:p text:style-name="P8">VirtualBox</text:p>
          </table:table-cell>
          <table:table-cell table:style-name="Tabla1.B2" office:value-type="string">
            <text:p text:style-name="P3">VMWare</text:p>
          </table:table-cell>
        </table:table-row>
        <table:table-row>
          <table:table-cell table:style-name="Tabla1.A2" office:value-type="string">
            <text:p text:style-name="P9"><text:span text:style-name="T1">|</text:span>VirtualBox es un hypervisor de tipo 2 de virtualización completa o nativa</text:p>
            <text:p text:style-name="P9">podremos instalar tanto en Windows, Mac como Linux. </text:p>
          </table:table-cell>
          <table:table-cell table:style-name="Tabla1.B2" office:value-type="string">
            <text:p text:style-name="P4">Para el usuario doméstico, VMware player es una opción más que correcta.</text:p>
            <text:p text:style-name="P4">Vmware también soporta paravirtualización de sistemas operativos Linux. Hablaremos un </text:p>
            <text:p text:style-name="P4">poco más de</text:p>
            <text:p text:style-name="P4">la paravirtualización cuando hablemos de Xen, dentro de poco.</text:p>
          </table:table-cell>
        </table:table-row>
        <table:table-row>
          <table:table-cell table:style-name="Tabla1.A2" office:value-type="string">
            <text:p text:style-name="P8">Virtual PC</text:p>
          </table:table-cell>
          <table:table-cell table:style-name="Tabla1.B2" office:value-type="string">
            <text:p text:style-name="P3">KVM</text:p>
          </table:table-cell>
        </table:table-row>
        <table:table-row>
          <table:table-cell table:style-name="Tabla1.A2" office:value-type="string">
            <text:p text:style-name="P10">Virtualización con Virtual Pc es la propuesta de Microsoft, y</text:p>
            <text:p text:style-name="P10">está disponible para los distintos sistemas operativos de Microsoft y para Mac de forma gratuita</text:p>
            <text:p text:style-name="P10">hypervision</text:p>
          </table:table-cell>
          <table:table-cell table:style-name="Tabla1.B2" office:value-type="string">
            <text:p text:style-name="P5">KVM se encuentra <text:s/>integrado en el núcleo de Linux a partir de la versión 2.6.20 del Kernel.</text:p>
            <text:p text:style-name="P5">Esta <text:s text:c="2"/>aplicación <text:s text:c="2"/>necesita <text:s text:c="2"/>soporte <text:s text:c="2"/>de <text:s text:c="2"/>hardware <text:s text:c="2"/>para <text:s text:c="2"/>ejecutar <text:s text:c="2"/>la <text:s text:c="2"/>virtualización, <text:s text:c="2"/>ya <text:s text:c="2"/>sea <text:s text:c="2"/>con</text:p>
            <text:p text:style-name="P5">procesadores <text:s text:c="2"/>de <text:s text:c="2"/>Intel <text:s text:c="2"/>o <text:s text:c="2"/>de <text:s text:c="2"/>AMD. <text:s text:c="2"/>En <text:s text:c="2"/>caso <text:s text:c="2"/>de <text:s text:c="2"/>que <text:s text:c="2"/>nuestro <text:s text:c="2"/>procesador <text:s text:c="2"/>no <text:s text:c="2"/>soporte <text:s text:c="2"/>dichas</text:p>
            <text:p text:style-name="P5">tecnologías de virtualización será inútil intentar instalarlo.</text:p>
            <text:p text:style-name="P5">KVM <text:s text:c="2"/>es <text:s text:c="2"/>un <text:s text:c="2"/>hypervisor <text:s text:c="2"/>de <text:s text:c="2"/>tipo <text:s text:c="2"/>2 <text:s text:c="2"/>de <text:s text:c="2"/>maquina <text:s text:c="2"/>completa <text:s text:c="2"/>que <text:s text:c="2"/>utiliza <text:s text:c="2"/>Virt-Manager <text:s text:c="2"/>como</text:p>
            <text:p text:style-name="P5">administrador de máquinas virtuales y Qemu como hypervisor.</text:p>
          </table:table-cell>
        </table:table-row>
      </table:table>
      <text:p text:style-name="Standard"><text:tab/><text:tab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1T23:32:29.876187275</meta:creation-date>
    <dc:date>2016-09-12T00:36:26.018090451</dc:date>
    <meta:editing-duration>PT9S</meta:editing-duration>
    <meta:editing-cycles>1</meta:editing-cycles>
    <meta:document-statistic meta:table-count="1" meta:image-count="0" meta:object-count="0" meta:page-count="1" meta:paragraph-count="29" meta:word-count="343" meta:character-count="2195" meta:non-whitespace-character-count="1794"/>
    <meta:generator>LibreOffice/5.1.4.2$Linux_x86 LibreOffice_project/10m0$Build-2</meta:generator>
  </office:meta>
</office:document-meta>
</file>